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51" calcext:value-type="float">
            <text:p>1.451</text:p>
          </table:table-cell>
          <table:table-cell table:style-name="ce22" office:value-type="percentage" office:value="-0.0243" calcext:value-type="percentage">
            <text:p>-2.43%</text:p>
          </table:table-cell>
          <table:table-cell table:style-name="ce26" office:value-type="float" office:value="27.92" calcext:value-type="float">
            <text:p>27.92</text:p>
          </table:table-cell>
          <table:table-cell table:style-name="ce22" office:value-type="percentage" office:value="0.7937" calcext:value-type="percentage">
            <text:p>79.3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7" calcext:value-type="float" table:number-columns-spanned="5" table:number-rows-spanned="1">
            <text:p>1.52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2" calcext:value-type="percentage" table:number-columns-spanned="5" table:number-rows-spanned="1">
            <text:p>-2.2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82" calcext:value-type="percentage" table:number-columns-spanned="1" table:number-rows-spanned="4">
            <text:p>16.82%</text:p>
          </table:table-cell>
          <table:table-cell office:value-type="string" calcext:value-type="string">
            <text:p>民生银行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08" calcext:value-type="float">
            <text:p>6.080</text:p>
          </table:table-cell>
          <table:table-cell office:value-type="float" office:value="5.2" calcext:value-type="float">
            <text:p>5.20</text:p>
          </table:table-cell>
          <table:table-cell office:value-type="percentage" office:value="-0.0178" calcext:value-type="percentage">
            <text:p>-1.78%</text:p>
          </table:table-cell>
          <table:table-cell table:style-name="ce49" table:formula="of:=IF([.E6]&gt;0;[.F6]/[.E6]-1.0014;([.F6]-[.E6]))" office:value-type="percentage" office:value="-0.142036042402827" calcext:value-type="percentage">
            <text:p>-14.20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3.31" calcext:value-type="float">
            <text:p>33.310</text:p>
          </table:table-cell>
          <table:table-cell office:value-type="float" office:value="10.11" calcext:value-type="float">
            <text:p>10.11</text:p>
          </table:table-cell>
          <table:table-cell office:value-type="percentage" office:value="-0.0089" calcext:value-type="percentage">
            <text:p>-0.89%</text:p>
          </table:table-cell>
          <table:table-cell table:style-name="ce49" table:formula="of:=IF([.E7]&gt;0;[.F7]/[.E7]-1.0014;([.F7]-[.E7]))" office:value-type="percentage" office:value="0.240352096924511" calcext:value-type="percentage">
            <text:p>24.04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113" table:formula="of:=IF([.F7]&lt;[.E7]*1.25; 0; [.J7]/1.25*0.92)" office:value-type="float" office:value="0" calcext:value-type="float">
            <text:p>0.000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.41" calcext:value-type="float">
            <text:p>3.410</text:p>
          </table:table-cell>
          <table:table-cell office:value-type="float" office:value="3.34" calcext:value-type="float">
            <text:p>3.340</text:p>
          </table:table-cell>
          <table:table-cell office:value-type="float" office:value="5.11" calcext:value-type="float">
            <text:p>5.11</text:p>
          </table:table-cell>
          <table:table-cell office:value-type="percentage" office:value="-0.0234" calcext:value-type="percentage">
            <text:p>-2.34%</text:p>
          </table:table-cell>
          <table:table-cell table:style-name="ce51" table:formula="of:=IF([.E8]&gt;0;[.F8]/[.E8]-1.0014;([.F8]-[.E8]))" office:value-type="percentage" office:value="-0.0219278592375368" calcext:value-type="percentage">
            <text:p>-2.19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44" calcext:value-type="float">
            <text:p>12.440</text:p>
          </table:table-cell>
          <table:table-cell office:value-type="float" office:value="8.32" calcext:value-type="float">
            <text:p>8.32</text:p>
          </table:table-cell>
          <table:table-cell office:value-type="percentage" office:value="-0.0189" calcext:value-type="percentage">
            <text:p>-1.89%</text:p>
          </table:table-cell>
          <table:table-cell table:style-name="ce49" table:formula="of:=IF([.E9]&gt;0;[.F9]/[.E9]-1.0014;([.F9]-[.E9]))" office:value-type="percentage" office:value="0.217132667254383" calcext:value-type="percentage">
            <text:p>21.71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81" calcext:value-type="percentage" table:number-columns-spanned="1" table:number-rows-spanned="3">
            <text:p>13.81%</text:p>
          </table:table-cell>
          <table:table-cell office:value-type="string" calcext:value-type="string">
            <text:p>中国平安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59.256" calcext:value-type="float">
            <text:p>59.256</text:p>
          </table:table-cell>
          <table:table-cell office:value-type="float" office:value="79.1" calcext:value-type="float">
            <text:p>79.100</text:p>
          </table:table-cell>
          <table:table-cell office:value-type="float" office:value="11.37" calcext:value-type="float">
            <text:p>11.37</text:p>
          </table:table-cell>
          <table:table-cell office:value-type="percentage" office:value="-0.028" calcext:value-type="percentage">
            <text:p>-2.80%</text:p>
          </table:table-cell>
          <table:table-cell table:style-name="ce54" table:formula="of:=IF([.E10]&gt;0;[.F10]/[.E10]-1.0014;([.F10]-[.E10]))" office:value-type="percentage" office:value="0.33348591872553" calcext:value-type="percentage">
            <text:p>33.35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786" calcext:value-type="percentage">
            <text:p>7.86%</text:p>
          </table:table-cell>
          <table:table-cell office:value-type="float" office:value="38.22" calcext:value-type="float">
            <text:p>38.220</text:p>
          </table:table-cell>
          <table:table-cell office:value-type="float" office:value="36.6" calcext:value-type="float">
            <text:p>36.600</text:p>
          </table:table-cell>
          <table:table-cell office:value-type="float" office:value="11.78" calcext:value-type="float">
            <text:p>11.78</text:p>
          </table:table-cell>
          <table:table-cell office:value-type="percentage" office:value="-0.0494" calcext:value-type="percentage">
            <text:p>-4.94%</text:p>
          </table:table-cell>
          <table:table-cell table:style-name="ce55" table:formula="of:=IF([.E11]&gt;0;[.F11]/[.E11]-1.0014;([.F11]-[.E11]))" office:value-type="percentage" office:value="-0.0437861852433281" calcext:value-type="percentage">
            <text:p>-4.38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9.64" calcext:value-type="float">
            <text:p>19.640</text:p>
          </table:table-cell>
          <table:table-cell office:value-type="float" office:value="21.72" calcext:value-type="float">
            <text:p>21.72</text:p>
          </table:table-cell>
          <table:table-cell office:value-type="percentage" office:value="-0.0484" calcext:value-type="percentage">
            <text:p>-4.84%</text:p>
          </table:table-cell>
          <table:table-cell table:style-name="ce54" table:formula="of:=IF([.E12]&gt;0;[.F12]/[.E12]-1.0014;([.F12]-[.E12]))" office:value-type="percentage" office:value="0.161005303030303" calcext:value-type="percentage">
            <text:p>16.1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28" calcext:value-type="percentage">
            <text:p>12.28%</text:p>
          </table:table-cell>
          <table:table-cell office:value-type="string" calcext:value-type="string">
            <text:p>融创中国</text:p>
          </table:table-cell>
          <table:table-cell office:value-type="percentage" office:value="0.1228" calcext:value-type="percentage">
            <text:p>12.28%</text:p>
          </table:table-cell>
          <table:table-cell office:value-type="float" office:value="27.05" calcext:value-type="float">
            <text:p>27.050</text:p>
          </table:table-cell>
          <table:table-cell office:value-type="float" office:value="34.3" calcext:value-type="float">
            <text:p>34.300</text:p>
          </table:table-cell>
          <table:table-cell office:value-type="float" office:value="8.06" calcext:value-type="float">
            <text:p>8.06</text:p>
          </table:table-cell>
          <table:table-cell office:value-type="percentage" office:value="-0.089" calcext:value-type="percentage">
            <text:p>-8.90%</text:p>
          </table:table-cell>
          <table:table-cell table:style-name="ce59" table:formula="of:=IF([.E13]&gt;0;[.F13]/[.E13]-1.0014;([.F13]-[.E13]))" office:value-type="percentage" office:value="0.266622181146026" calcext:value-type="percentage">
            <text:p>26.66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72" calcext:value-type="percentage">
            <text:p>3.72%</text:p>
          </table:table-cell>
          <table:table-cell office:value-type="string" calcext:value-type="string">
            <text:p>美的集团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0.75" calcext:value-type="float">
            <text:p>50.750</text:p>
          </table:table-cell>
          <table:table-cell office:value-type="float" office:value="15.89" calcext:value-type="float">
            <text:p>15.89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IF([.E14]&gt;0;[.F14]/[.E14]-1.0014;([.F14]-[.E14]))" office:value-type="percentage" office:value="0.0920672067568731" calcext:value-type="percentage">
            <text:p>9.21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696" calcext:value-type="percentage">
            <text:p>6.96%</text:p>
          </table:table-cell>
          <table:table-cell office:value-type="string" calcext:value-type="string">
            <text:p>分众传媒</text:p>
          </table:table-cell>
          <table:table-cell office:value-type="percentage" office:value="0.0696" calcext:value-type="percentage">
            <text:p>6.96%</text:p>
          </table:table-cell>
          <table:table-cell office:value-type="float" office:value="5.908" calcext:value-type="float">
            <text:p>5.908</text:p>
          </table:table-cell>
          <table:table-cell office:value-type="float" office:value="5.7" calcext:value-type="float">
            <text:p>5.700</text:p>
          </table:table-cell>
          <table:table-cell office:value-type="float" office:value="16.88" calcext:value-type="float">
            <text:p>16.88</text:p>
          </table:table-cell>
          <table:table-cell office:value-type="percentage" office:value="-0.0339" calcext:value-type="percentage">
            <text:p>-3.39%</text:p>
          </table:table-cell>
          <table:table-cell table:style-name="ce61" table:formula="of:=IF([.E15]&gt;0;[.F15]/[.E15]-1.0014;([.F15]-[.E15]))" office:value-type="percentage" office:value="-0.0366064996614761" calcext:value-type="percentage">
            <text:p>-3.66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36" calcext:value-type="percentage">
            <text:p>1.36%</text:p>
          </table:table-cell>
          <table:table-cell office:value-type="string" calcext:value-type="string">
            <text:p>西宁特钢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4" calcext:value-type="float">
            <text:p>3.6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09" calcext:value-type="percentage">
            <text:p>-1.09%</text:p>
          </table:table-cell>
          <table:table-cell table:style-name="ce63" table:formula="of:=IF([.E16]&gt;0;[.F16]/[.E16]-1.0014;([.F16]-[.E16]))" office:value-type="percentage" office:value="-0.370769369369369" calcext:value-type="percentage">
            <text:p>-37.08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86" calcext:value-type="percentage">
            <text:p>4.86%</text:p>
          </table:table-cell>
          <table:table-cell office:value-type="string" calcext:value-type="string">
            <text:p>洋河股份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9.38" calcext:value-type="float">
            <text:p>119.380</text:p>
          </table:table-cell>
          <table:table-cell office:value-type="float" office:value="20.77" calcext:value-type="float">
            <text:p>20.77</text:p>
          </table:table-cell>
          <table:table-cell office:value-type="percentage" office:value="0.0418" calcext:value-type="percentage">
            <text:p>4.18%</text:p>
          </table:table-cell>
          <table:table-cell table:style-name="ce52" table:formula="of:=IF([.E17]&gt;0;[.F17]/[.E17]-1.0014;([.F17]-[.E17]))" office:value-type="percentage" office:value="0.0835965463336603" calcext:value-type="percentage">
            <text:p>8.36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5" calcext:value-type="percentage">
            <text:p>0.6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.15" calcext:value-type="float">
            <text:p>2.150</text:p>
          </table:table-cell>
          <table:table-cell office:value-type="float" office:value="9.11" calcext:value-type="float">
            <text:p>9.1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666" calcext:value-type="percentage">
            <text:p>-6.66%</text:p>
          </table:table-cell>
          <table:table-cell table:style-name="ce65" table:formula="of:=IF([.E18]&gt;0;[.F18]/[.E18]-1.0014;([.F18]-[.E18]))" office:value-type="percentage" office:value="3.23580930232558" calcext:value-type="percentage">
            <text:p>323.58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45" calcext:value-type="float" table:number-columns-spanned="5" table:number-rows-spanned="1">
            <text:p>1.14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56" calcext:value-type="percentage" table:number-columns-spanned="5" table:number-rows-spanned="1">
            <text:p>-4.5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1015" calcext:value-type="percentage" table:number-columns-spanned="1" table:number-rows-spanned="3">
            <text:p>10.1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91" calcext:value-type="percentage">
            <text:p>5.9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" calcext:value-type="float">
            <text:p>2.3000</text:p>
          </table:table-cell>
          <table:table-cell office:value-type="float" office:value="16.07" calcext:value-type="float">
            <text:p>16.07</text:p>
          </table:table-cell>
          <table:table-cell office:value-type="percentage" office:value="-0.065" calcext:value-type="percentage">
            <text:p>-6.50%</text:p>
          </table:table-cell>
          <table:table-cell table:style-name="ce67" table:formula="of:=IF([.E22]&gt;0;[.F22]/[.E22]-1.0014;([.F22]-[.E22]))" office:value-type="percentage" office:value="-0.155376311336717" calcext:value-type="percentage">
            <text:p>-15.54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5" calcext:value-type="percentage">
            <text:p>1.65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9.28" calcext:value-type="float">
            <text:p>29.2800</text:p>
          </table:table-cell>
          <table:table-cell table:style-name="ce39" office:value-type="float" office:value="88.81" calcext:value-type="float">
            <text:p>88.81</text:p>
          </table:table-cell>
          <table:table-cell office:value-type="percentage" office:value="0.0405" calcext:value-type="percentage">
            <text:p>4.05%</text:p>
          </table:table-cell>
          <table:table-cell table:style-name="ce68" table:formula="of:=IF([.E23]&gt;0;[.F23]/[.E23]-1.0014;([.F23]-[.E23]))" office:value-type="percentage" office:value="-0.271134380845492" calcext:value-type="percentage">
            <text:p>-27.11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9" calcext:value-type="percentage">
            <text:p>2.5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9.9" calcext:value-type="float">
            <text:p>169.9000</text:p>
          </table:table-cell>
          <table:table-cell office:value-type="float" office:value="34.66" calcext:value-type="float">
            <text:p>34.66</text:p>
          </table:table-cell>
          <table:table-cell office:value-type="percentage" office:value="-0.0474" calcext:value-type="percentage">
            <text:p>-4.74%</text:p>
          </table:table-cell>
          <table:table-cell table:style-name="ce67" table:formula="of:=IF([.E24]&gt;0;[.F24]/[.E24]-1.0014;([.F24]-[.E24]))" office:value-type="percentage" office:value="-0.029627169487134" calcext:value-type="percentage">
            <text:p>-2.9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45" calcext:value-type="percentage">
            <text:p>3.4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45" calcext:value-type="percentage">
            <text:p>3.4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5.19" calcext:value-type="float">
            <text:p>185.1900</text:p>
          </table:table-cell>
          <table:table-cell office:value-type="float" office:value="27.05" calcext:value-type="float">
            <text:p>27.05</text:p>
          </table:table-cell>
          <table:table-cell office:value-type="percentage" office:value="-0.0161" calcext:value-type="percentage">
            <text:p>-1.61%</text:p>
          </table:table-cell>
          <table:table-cell table:style-name="ce67" table:formula="of:=IF([.E25]&gt;0;[.F25]/[.E25]-1.0014;([.F25]-[.E25]))" office:value-type="percentage" office:value="0.0578375708746559" calcext:value-type="percentage">
            <text:p>5.78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31" calcext:value-type="percentage">
            <text:p>2.31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57" calcext:value-type="float">
            <text:p>3.5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56" calcext:value-type="percentage">
            <text:p>-5.56%</text:p>
          </table:table-cell>
          <table:table-cell table:style-name="ce70" table:formula="of:=IF([.E26]&gt;0;[.F26]/[.E26]-1.0014;([.F26]-[.E26]))" office:value-type="percentage" office:value="-0.299749056603774" calcext:value-type="percentage">
            <text:p>-29.97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" calcext:value-type="percentage">
            <text:p>2.20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" calcext:value-type="percentage">
            <text:p>2.20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" calcext:value-type="float">
            <text:p>26.0000</text:p>
          </table:table-cell>
          <table:table-cell office:value-type="float" office:value="10.36" calcext:value-type="float">
            <text:p>10.36</text:p>
          </table:table-cell>
          <table:table-cell office:value-type="percentage" office:value="-0.0381" calcext:value-type="percentage">
            <text:p>-3.81%</text:p>
          </table:table-cell>
          <table:table-cell table:style-name="ce71" table:formula="of:=IF([.E27]&gt;0;[.F27]/[.E27]-1.0014;([.F27]-[.E27]))" office:value-type="percentage" office:value="-0.0526091609404707" calcext:value-type="percentage">
            <text:p>-5.26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8" calcext:value-type="percentage">
            <text:p>0.8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8" calcext:value-type="percentage">
            <text:p>0.8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1" calcext:value-type="float">
            <text:p>1.1100</text:p>
          </table:table-cell>
          <table:table-cell office:value-type="float" office:value="2.4" calcext:value-type="float">
            <text:p>2.40</text:p>
          </table:table-cell>
          <table:table-cell office:value-type="percentage" office:value="-0.0431" calcext:value-type="percentage">
            <text:p>-4.31%</text:p>
          </table:table-cell>
          <table:table-cell table:style-name="ce72" table:formula="of:=IF([.E28]&gt;0;[.F28]/[.E28]-1.0014;([.F28]-[.E28]))" office:value-type="percentage" office:value="-0.349800352216026" calcext:value-type="percentage">
            <text:p>-34.98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3461.018487" calcext:value-type="float">
            <text:p>223461.0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7:34:51.73182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5-18T18:53:43.621061371</dc:date>
    <meta:editing-duration>P1DT23H10M39S</meta:editing-duration>
    <meta:editing-cycles>285</meta:editing-cycles>
    <meta:generator>LibreOffice/6.0.7.3$Linux_X86_64 LibreOffice_project/00m0$Build-3</meta:generator>
    <meta:document-statistic meta:table-count="1" meta:cell-count="309" meta:object-count="0"/>
  </office:meta>
</office:document-meta>
</file>